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 manifest:media-type="application/vnd.sun.star.oleobjec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1" style:family="paragraph" style:parent-style-name="Header">
      <style:paragraph-properties fo:text-align="end" style:justify-single-word="false"/>
    </style:style>
    <style:style style:name="P22" style:family="paragraph" style:parent-style-name="Footer">
      <style:paragraph-properties fo:text-align="end" style:justify-single-word="false"/>
    </style:style>
    <style:style style:name="P23" style:family="paragraph" style:parent-style-name="Footer">
      <style:paragraph-properties fo:text-align="end" style:justify-single-word="false"/>
      <style:text-properties officeooo:paragraph-rsid="002cd7d3"/>
    </style:style>
    <style:style style:name="P24" style:family="paragraph" style:parent-style-name="Footer">
      <style:paragraph-properties fo:text-align="start" style:justify-single-word="false"/>
    </style:style>
    <style:style style:name="P25"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6"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8"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29"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0"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3" style:family="paragraph" style:parent-style-name="Standard">
      <style:text-properties officeooo:rsid="00f73de1" officeooo:paragraph-rsid="00f73de1"/>
    </style:style>
    <style:style style:name="P34" style:family="paragraph" style:parent-style-name="Standard" style:list-style-name="L3">
      <style:paragraph-properties fo:text-align="start" style:justify-single-word="false"/>
      <style:text-properties officeooo:rsid="00f73de1" officeooo:paragraph-rsid="00f73de1"/>
    </style:style>
    <style:style style:name="P35" style:family="paragraph" style:parent-style-name="Standard">
      <style:text-properties officeooo:rsid="00f91453" officeooo:paragraph-rsid="00f91453"/>
    </style:style>
    <style:style style:name="P36" style:family="paragraph" style:parent-style-name="Standard" style:list-style-name="L4">
      <style:text-properties officeooo:rsid="00f91453" officeooo:paragraph-rsid="00f91453"/>
    </style:style>
    <style:style style:name="P37" style:family="paragraph" style:parent-style-name="Standard">
      <style:text-properties officeooo:rsid="00fc025a" officeooo:paragraph-rsid="00fc025a"/>
    </style:style>
    <style:style style:name="P38" style:family="paragraph" style:parent-style-name="Standard">
      <style:text-properties officeooo:rsid="00fdfc8d" officeooo:paragraph-rsid="00fdfc8d"/>
    </style:style>
    <style:style style:name="P39" style:family="paragraph" style:parent-style-name="Standard" style:list-style-name="L4">
      <style:text-properties officeooo:rsid="00fdfc8d" officeooo:paragraph-rsid="00fdfc8d"/>
    </style:style>
    <style:style style:name="P40" style:family="paragraph" style:parent-style-name="Standard">
      <style:text-properties officeooo:rsid="00ff1898" officeooo:paragraph-rsid="00ff1898"/>
    </style:style>
    <style:style style:name="P41" style:family="paragraph" style:parent-style-name="Standard">
      <style:text-properties officeooo:rsid="00ff1898" officeooo:paragraph-rsid="01007189"/>
    </style:style>
    <style:style style:name="P42" style:family="paragraph" style:parent-style-name="Standard" style:list-style-name="L3">
      <style:paragraph-properties fo:text-align="start" style:justify-single-word="false"/>
      <style:text-properties officeooo:rsid="00ff3323" officeooo:paragraph-rsid="00ff3323"/>
    </style:style>
    <style:style style:name="P43" style:family="paragraph" style:parent-style-name="Standard">
      <style:text-properties officeooo:rsid="01014afd" officeooo:paragraph-rsid="01014afd"/>
    </style:style>
    <style:style style:name="P44" style:family="paragraph" style:parent-style-name="Standard">
      <style:text-properties officeooo:rsid="0101e6f5" officeooo:paragraph-rsid="0101e6f5"/>
    </style:style>
    <style:style style:name="P45" style:family="paragraph" style:parent-style-name="Standard">
      <style:text-properties officeooo:rsid="010597aa" officeooo:paragraph-rsid="010597aa"/>
    </style:style>
    <style:style style:name="P46" style:family="paragraph" style:parent-style-name="Standard">
      <style:text-properties officeooo:rsid="0108cf59" officeooo:paragraph-rsid="0108cf59"/>
    </style:style>
    <style:style style:name="P47" style:family="paragraph" style:parent-style-name="Standard" style:list-style-name="L6">
      <style:text-properties officeooo:rsid="0109f12a" officeooo:paragraph-rsid="0109f12a"/>
    </style:style>
    <style:style style:name="P48" style:family="paragraph" style:parent-style-name="Standard">
      <style:text-properties officeooo:rsid="0109f12a" officeooo:paragraph-rsid="0109f12a"/>
    </style:style>
    <style:style style:name="P49" style:family="paragraph" style:parent-style-name="Standard" style:list-style-name="L3">
      <style:paragraph-properties fo:text-align="start" style:justify-single-word="false"/>
      <style:text-properties officeooo:paragraph-rsid="0109f12a"/>
    </style:style>
    <style:style style:name="P50" style:family="paragraph" style:parent-style-name="Standard">
      <style:text-properties officeooo:rsid="010aefdf" officeooo:paragraph-rsid="010aefdf"/>
    </style:style>
    <style:style style:name="P51" style:family="paragraph" style:parent-style-name="Standard">
      <style:text-properties officeooo:rsid="010b286d" officeooo:paragraph-rsid="010b286d"/>
    </style:style>
    <style:style style:name="P5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3"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5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5" style:family="paragraph" style:parent-style-name="Heading_20_1" style:master-page-name="Right_20_Page">
      <style:paragraph-properties style:page-number="1" fo:break-before="auto" fo:break-after="auto"/>
      <style:text-properties officeooo:paragraph-rsid="002a495c"/>
    </style:style>
    <style:style style:name="P56" style:family="paragraph" style:parent-style-name="Text_20_body">
      <style:text-properties officeooo:rsid="00f490ea" officeooo:paragraph-rsid="00f490ea"/>
    </style:style>
    <style:style style:name="P57" style:family="paragraph" style:parent-style-name="Text_20_body" style:list-style-name="L1">
      <style:text-properties officeooo:rsid="00f490ea" officeooo:paragraph-rsid="00f490ea"/>
    </style:style>
    <style:style style:name="P58" style:family="paragraph" style:parent-style-name="Text_20_body">
      <style:text-properties officeooo:rsid="00f676cf" officeooo:paragraph-rsid="00f676cf"/>
    </style:style>
    <style:style style:name="P59" style:family="paragraph" style:parent-style-name="Text_20_body" style:list-style-name="L2">
      <style:text-properties officeooo:rsid="00f676cf" officeooo:paragraph-rsid="00f676cf"/>
    </style:style>
    <style:style style:name="P60" style:family="paragraph" style:parent-style-name="Text_20_body">
      <style:text-properties officeooo:rsid="00fdfc8d" officeooo:paragraph-rsid="00fdfc8d"/>
    </style:style>
    <style:style style:name="P61" style:family="paragraph" style:parent-style-name="Text_20_body">
      <style:text-properties officeooo:rsid="00fe2948" officeooo:paragraph-rsid="00fe2948"/>
    </style:style>
    <style:style style:name="P62" style:family="paragraph" style:parent-style-name="Text_20_body">
      <style:text-properties officeooo:rsid="01026725" officeooo:paragraph-rsid="01026725"/>
    </style:style>
    <style:style style:name="P63" style:family="paragraph" style:parent-style-name="Text_20_body">
      <style:text-properties officeooo:rsid="01043ba7" officeooo:paragraph-rsid="01043ba7"/>
    </style:style>
    <style:style style:name="P64" style:family="paragraph" style:parent-style-name="Text_20_body">
      <style:text-properties officeooo:rsid="0106c75b" officeooo:paragraph-rsid="0106c75b"/>
    </style:style>
    <style:style style:name="P65" style:family="paragraph" style:parent-style-name="Text_20_body">
      <style:text-properties officeooo:rsid="0106dc7e" officeooo:paragraph-rsid="0106dc7e"/>
    </style:style>
    <style:style style:name="P66" style:family="paragraph" style:parent-style-name="Text_20_body">
      <style:text-properties officeooo:rsid="0108cf59" officeooo:paragraph-rsid="0108cf59"/>
    </style:style>
    <style:style style:name="P67" style:family="paragraph" style:parent-style-name="Heading_20_3">
      <style:text-properties officeooo:rsid="01014afd" officeooo:paragraph-rsid="01014afd"/>
    </style:style>
    <style:style style:name="P68" style:family="paragraph" style:parent-style-name="Heading_20_3">
      <style:text-properties officeooo:rsid="0108cf59" officeooo:paragraph-rsid="0108cf59"/>
    </style:style>
    <style:style style:name="P69" style:family="paragraph" style:parent-style-name="Heading_20_3">
      <style:text-properties officeooo:rsid="0109f12a" officeooo:paragraph-rsid="0109f12a"/>
    </style:style>
    <style:style style:name="P70" style:family="paragraph" style:parent-style-name="Heading_20_3">
      <style:text-properties officeooo:rsid="010adfb4" officeooo:paragraph-rsid="010adfb4"/>
    </style:style>
    <style:style style:name="P71" style:family="paragraph" style:parent-style-name="Heading_20_2">
      <style:text-properties officeooo:rsid="00f73de1" officeooo:paragraph-rsid="00f73de1"/>
    </style:style>
    <style:style style:name="P72" style:family="paragraph" style:parent-style-name="Heading_20_2">
      <style:text-properties officeooo:rsid="00f91453" officeooo:paragraph-rsid="00f91453"/>
    </style:style>
    <style:style style:name="P73" style:family="paragraph" style:parent-style-name="Heading_20_2">
      <style:text-properties officeooo:rsid="00ff1898" officeooo:paragraph-rsid="00ff1898"/>
    </style:style>
    <style:style style:name="P74" style:family="paragraph" style:parent-style-name="Heading_20_2">
      <style:text-properties officeooo:rsid="0108cf59" officeooo:paragraph-rsid="0108cf59"/>
    </style:style>
    <style:style style:name="P75" style:family="paragraph" style:parent-style-name="Heading_20_2">
      <style:text-properties officeooo:rsid="010adfb4" officeooo:paragraph-rsid="010adfb4"/>
    </style:style>
    <style:style style:name="P76" style:family="paragraph" style:parent-style-name="Heading_20_4">
      <style:text-properties officeooo:rsid="01026725" officeooo:paragraph-rsid="01026725"/>
    </style:style>
    <style:style style:name="P77" style:family="paragraph" style:parent-style-name="Heading_20_4">
      <style:text-properties officeooo:rsid="010aefdf" officeooo:paragraph-rsid="010aefdf"/>
    </style:style>
    <style:style style:name="P78" style:family="paragraph" style:parent-style-name="Heading_20_4">
      <style:text-properties officeooo:rsid="010b286d" officeooo:paragraph-rsid="010b286d"/>
    </style:style>
    <style:style style:name="P79" style:family="paragraph" style:parent-style-name="Heading_20_4">
      <style:text-properties officeooo:rsid="010cef2d" officeooo:paragraph-rsid="010cef2d"/>
    </style:style>
    <style:style style:name="P8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1"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3" style:family="paragraph" style:parent-style-name="Contents_20_1" style:master-page-name="Front_20_Right">
      <style:paragraph-properties style:page-number="auto">
        <style:tab-stops>
          <style:tab-stop style:position="6.2701in" style:type="right"/>
        </style:tab-stops>
      </style:paragraph-properties>
    </style:style>
    <style:style style:name="P8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5" style:family="paragraph" style:parent-style-name="Highlighted">
      <style:text-properties officeooo:rsid="00fdfc8d" officeooo:paragraph-rsid="00fdfc8d"/>
    </style:style>
    <style:style style:name="P86" style:family="paragraph" style:parent-style-name="Highlighted">
      <style:text-properties officeooo:rsid="0106c75b" officeooo:paragraph-rsid="0106c75b"/>
    </style:style>
    <style:style style:name="P87" style:family="paragraph" style:parent-style-name="Highlighted">
      <style:text-properties officeooo:rsid="0108cf59" officeooo:paragraph-rsid="0108cf59"/>
    </style:style>
    <style:style style:name="P88" style:family="paragraph" style:parent-style-name="Highlighted">
      <style:text-properties officeooo:rsid="010b286d" officeooo:paragraph-rsid="010b286d"/>
    </style:style>
    <style:style style:name="P89" style:family="paragraph" style:parent-style-name="SQLStatement">
      <style:text-properties officeooo:rsid="00fdfc8d" officeooo:paragraph-rsid="00fdfc8d"/>
    </style:style>
    <style:style style:name="P90" style:family="paragraph" style:parent-style-name="SQLStatement">
      <style:text-properties officeooo:rsid="0106c75b" officeooo:paragraph-rsid="0106c75b"/>
    </style:style>
    <style:style style:name="P91" style:family="paragraph" style:parent-style-name="SQLStatement">
      <style:text-properties officeooo:rsid="0106dc7e" officeooo:paragraph-rsid="0106dc7e"/>
    </style:style>
    <style:style style:name="P92" style:family="paragraph" style:parent-style-name="SQLStatement">
      <style:text-properties officeooo:rsid="0108cf59" officeooo:paragraph-rsid="0108cf59"/>
    </style:style>
    <style:style style:name="P93"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94" style:family="paragraph" style:parent-style-name="SQLStatement" style:master-page-name="">
      <style:paragraph-properties style:page-number="auto" fo:keep-with-next="always"/>
      <style:text-properties officeooo:rsid="0108cf59" officeooo:paragraph-rsid="0108cf59"/>
    </style:style>
    <style:style style:name="P95" style:family="paragraph" style:parent-style-name="SQLStatement">
      <style:paragraph-properties fo:keep-with-next="always"/>
      <style:text-properties officeooo:rsid="0108cf59" officeooo:paragraph-rsid="0108cf59"/>
    </style:style>
    <style:style style:name="P96" style:family="paragraph" style:parent-style-name="Quoted" style:list-style-name="L5">
      <style:paragraph-properties fo:margin-left="0in" fo:margin-right="0in" fo:text-indent="0in" style:auto-text-indent="false"/>
    </style:style>
    <style:style style:name="P97" style:family="paragraph" style:parent-style-name="QuotedSQL" style:list-style-name="L5">
      <style:paragraph-properties fo:margin-left="0in" fo:margin-right="0in" fo:text-indent="0in" style:auto-text-indent="fals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fo:font-weight="normal" officeooo:rsid="01043ba7" style:font-style-asian="italic" style:font-weight-asian="normal" style:font-style-complex="italic" style:font-weight-complex="normal"/>
    </style:style>
    <style:style style:name="T12" style:family="text">
      <style:text-properties officeooo:rsid="00f490ea"/>
    </style:style>
    <style:style style:name="T13" style:family="text">
      <style:text-properties officeooo:rsid="00f676cf"/>
    </style:style>
    <style:style style:name="T14" style:family="text">
      <style:text-properties officeooo:rsid="00f73de1"/>
    </style:style>
    <style:style style:name="T15" style:family="text">
      <style:text-properties officeooo:rsid="00f91453"/>
    </style:style>
    <style:style style:name="T16" style:family="text">
      <style:text-properties officeooo:rsid="00fe2948"/>
    </style:style>
    <style:style style:name="T17" style:family="text">
      <style:text-properties fo:font-style="normal" style:font-style-asian="normal" style:font-style-complex="normal"/>
    </style:style>
    <style:style style:name="T18" style:family="text">
      <style:text-properties fo:font-style="normal" officeooo:rsid="01007189" style:font-style-asian="normal" style:font-style-complex="normal"/>
    </style:style>
    <style:style style:name="T19" style:family="text">
      <style:text-properties fo:font-style="normal" officeooo:rsid="01014afd" style:font-style-asian="normal" style:font-style-complex="normal"/>
    </style:style>
    <style:style style:name="T20" style:family="text">
      <style:text-properties fo:font-style="normal" officeooo:rsid="0106c75b" style:font-style-asian="normal" style:font-style-complex="normal"/>
    </style:style>
    <style:style style:name="T21" style:family="text">
      <style:text-properties fo:font-style="normal" officeooo:rsid="0109f12a" style:font-style-asian="normal" style:font-style-complex="normal"/>
    </style:style>
    <style:style style:name="T22" style:family="text">
      <style:text-properties fo:font-style="normal" officeooo:rsid="010adfb4" style:font-style-asian="normal" style:font-style-complex="normal"/>
    </style:style>
    <style:style style:name="T23" style:family="text">
      <style:text-properties fo:font-style="normal" officeooo:rsid="010b286d" style:font-style-asian="normal" style:font-style-complex="normal"/>
    </style:style>
    <style:style style:name="T24" style:family="text">
      <style:text-properties fo:font-style="normal" fo:font-weight="bold" officeooo:rsid="00ff3323" style:font-style-asian="normal" style:font-weight-asian="bold" style:font-style-complex="normal" style:font-weight-complex="bold"/>
    </style:style>
    <style:style style:name="T25" style:family="text">
      <style:text-properties fo:font-style="normal" fo:font-weight="bold" officeooo:rsid="010adfb4"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1043ba7" style:font-style-asian="normal" style:font-weight-asian="normal" style:font-style-complex="normal" style:font-weight-complex="normal"/>
    </style:style>
    <style:style style:name="T28" style:family="text">
      <style:text-properties fo:font-weight="bold" style:font-weight-asian="bold" style:font-weight-complex="bold"/>
    </style:style>
    <style:style style:name="T29" style:family="text">
      <style:text-properties officeooo:rsid="01007189"/>
    </style:style>
    <style:style style:name="T30" style:family="text">
      <style:text-properties officeooo:rsid="0101e6f5"/>
    </style:style>
    <style:style style:name="T31" style:family="text">
      <style:text-properties fo:font-weight="normal" style:font-weight-asian="normal" style:font-weight-complex="normal"/>
    </style:style>
    <style:style style:name="T32" style:family="text">
      <style:text-properties fo:font-weight="normal" officeooo:rsid="01026725" style:font-weight-asian="normal" style:font-weight-complex="normal"/>
    </style:style>
    <style:style style:name="T33" style:family="text">
      <style:text-properties fo:font-weight="normal" officeooo:rsid="01043ba7" style:font-weight-asian="normal" style:font-weight-complex="normal"/>
    </style:style>
    <style:style style:name="T34" style:family="text">
      <style:text-properties officeooo:rsid="01026725"/>
    </style:style>
    <style:style style:name="T35" style:family="text">
      <style:text-properties officeooo:rsid="0106c75b"/>
    </style:style>
    <style:style style:name="T36" style:family="text">
      <style:text-properties officeooo:rsid="0106dc7e"/>
    </style:style>
    <style:style style:name="T37" style:family="text">
      <style:text-properties officeooo:rsid="0109f12a"/>
    </style:style>
    <style:style style:name="T38" style:family="text">
      <style:text-properties officeooo:rsid="010adfb4"/>
    </style:style>
    <style:style style:name="T39" style:family="text">
      <style:text-properties officeooo:rsid="010aefdf"/>
    </style:style>
    <style:style style:name="T40" style:family="text">
      <style:text-properties officeooo:rsid="010b286d"/>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53in" draw:visible-area-height="1.198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4"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2"><draw:frame draw:style-name="fr1" draw:name="Frame3" text:anchor-type="paragraph" svg:x="5.011in" svg:y="0.0008in" draw:z-index="1"><draw:text-box fo:min-height="0.1457in" fo:min-width="0.0161in"><text:p text:style-name="P18"><text:bookmark text:name="_1229237248"/></text:p></draw:text-box></draw:frame></text:p>
      <text:p text:style-name="P9"><draw:frame draw:style-name="fr2" draw:name="Frame1" text:anchor-type="paragraph" svg:x="0.0327in" svg:y="1.9in" svg:width="6.5055in" svg:height="5.9516in" draw:z-index="2"><draw:text-box><text:p text:style-name="P32">MWA Software</text:p><text:p text:style-name="P10"><text:span text:style-name="T3"><text:line-break/></text:span><text:span text:style-name="T5"><text:title>IBX for Lazarus and Firebird Security</text:title></text:span></text:p><text:p text:style-name="P4"/><text:p text:style-name="P4"><text:subject/></text:p><text:p text:style-name="P53"/></draw:text-box></draw:frame><draw:frame draw:style-name="fr3" draw:name="Frame2" text:anchor-type="paragraph" svg:y="8.6709in" svg:width="6.5173in" svg:height="1.0575in" draw:z-index="0"><draw:text-box><text:p text:style-name="P8">Issue 1.0, </text:p><text:p text:style-name="P8"><text:date style:data-style-name="N76" text:date-value="2018-01-30T17:04:29.491099705">30 Jan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4"/>
      <text:p text:style-name="P27"/>
      <text:p text:style-name="P27"/>
      <text:p text:style-name="P27"/>
      <text:p text:style-name="P27"/>
      <text:p text:style-name="P27"/>
      <text:p text:style-name="P27"/>
      <text:p text:style-name="P27"/>
      <text:p text:style-name="P27"/>
      <text:p text:style-name="P29">COPYRIGHT</text:p>
      <text:p text:style-name="P30"/>
      <text:p text:style-name="P25"><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6"><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1">Disclaimer</text:p>
      <text:p text:style-name="P2"/>
      <text:p text:style-name="P28"><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84">1 <text:s/>Introduction<text:tab/>1</text:p>
          <text:p text:style-name="P81">1.1 <text:s/>References<text:tab/>2</text:p>
          <text:p text:style-name="P84">2 <text:s/>The Firebird Security Model<text:tab/>3</text:p>
          <text:p text:style-name="P81">2.1 <text:s/>Overview<text:tab/>3</text:p>
          <text:p text:style-name="P81">2.2 <text:s/>The Firebird Security Database<text:tab/>4</text:p>
          <text:p text:style-name="P80">2.2.1 <text:s/>Creating a Firebird Database<text:tab/>5</text:p>
          <text:p text:style-name="P82">2.2.1.1 The Firebird 3 Default Security Database<text:tab/>5</text:p>
          <text:p text:style-name="P82">2.2.1.2 Firebird 3 Alternative Security Databases<text:tab/>6</text:p>
          <text:p text:style-name="P82">2.2.1.3 Alternative Security Databases and the Services API<text:tab/>7</text:p>
          <text:p text:style-name="P81">2.3 <text:s/>User Management<text:tab/>7</text:p>
          <text:p text:style-name="P80">2.3.1 <text:s/>Firebird 2.1 and Earlier<text:tab/>7</text:p>
          <text:p text:style-name="P80">2.3.2 <text:s/>Firebird 2.5<text:tab/>7</text:p>
          <text:p text:style-name="P82">2.3.2.1 CREATE USER<text:tab/>7</text:p>
          <text:p text:style-name="P82">2.3.2.2 ALTER USER<text:tab/>8</text:p>
          <text:p text:style-name="P82">2.3.2.3 DROP USER<text:tab/>8</text:p>
          <text:p text:style-name="P80">2.3.3 <text:s/>Firebird 3<text:tab/>8</text:p>
          <text:p text:style-name="P82">2.3.3.1 User Tags<text:tab/>9</text:p>
          <text:p text:style-name="P82">2.3.3.2 Mapping Users between Security Databases<text:tab/>9</text:p>
          <text:p text:style-name="P80">2.3.4 <text:s/>Windows Integration<text:tab/>9</text:p>
          <text:p text:style-name="P81">2.4 <text:s/>Access Rights<text:tab/>9</text:p>
          <text:p text:style-name="P81">2.5 <text:s/>Roles<text:tab/>9</text:p>
          <text:p text:style-name="P80">2.5.1 <text:s/>Creating a Role<text:tab/>9</text:p>
          <text:p text:style-name="P80">2.5.2 <text:s/>Users and Roles<text:tab/>9</text:p>
          <text:p text:style-name="P80">2.5.3 <text:s/>The RDB$ADMIN role<text:tab/>9</text:p>
          <text:p text:style-name="P81">2.6 <text:s/>Access Rights and Database Schemas<text:tab/>9</text:p>
          <text:p text:style-name="P81">2.7 <text:s/>Embedded Databases<text:tab/>9</text:p>
          <text:p text:style-name="P84">3 <text:s/>Legacy User Management and IBX<text:tab/>11</text:p>
          <text:p text:style-name="P84">4 <text:s/>Firebird 3 User Management and IBX<text:tab/>13</text:p>
        </text:index-body>
      </text:table-of-content>
      <text:p text:style-name="P19"/>
      <text:h text:style-name="P55" text:outline-level="1" text:restart-numbering="true" text:start-value="-1"><text:bookmark-start text:name="__RefHeading__1226_1812826207"/><text:line-break/>Introduction<text:bookmark-end text:name="__RefHeading__1226_1812826207"/></text:h>
      <text:p text:style-name="Text_20_body">This document <text:span text:style-name="T12">is a supplement to the IBX For Lazarus User Guide and explores how </text:span><text:span text:style-name="T10">IBX for Lazarus</text:span><text:span text:style-name="T12"> can be used to create applications that manage Firebird users and their access rights to Firebird Databases.</text:span></text:p>
      <text:p text:style-name="P56">Previously to Firebird 3, the Services API was used to perform User Management. Many access rights were implicit (e.g. creating tables or even whole databases) and the granting and revoking of access rights was performed using DDL statements.</text:p>
      <text:p text:style-name="P56">Firebird 3 has improved upon this by:</text:p>
      <text:list xml:id="list6133790708255554958" text:style-name="L1">
        <text:list-item>
          <text:p text:style-name="P57">Permitting User Management to be performed using a combination of virtual tables and DDL Statements.</text:p>
        </text:list-item>
        <text:list-item>
          <text:p text:style-name="P57">Supporting alternative security databases on a per database basis.</text:p>
        </text:list-item>
        <text:list-item>
          <text:p text:style-name="P57">Allowing all access rights to be explicitly managed through DDL statements.</text:p>
        </text:list-item>
      </text:list>
      <text:p text:style-name="P56">For legacy support, the Services API is still available for User Management. It is limited to the global security database.</text:p>
      <text:p text:style-name="P56">Through the IBServices unit, IBX has made available access to the Firebird Services API and hence could support User Management applications, with the supporting DDL Statements being executed using TIBSQL. This functionality continues to be available.</text:p>
      <text:p text:style-name="P56">In IBX 2.1, the TIBUpdate component was introduced. This is intended to support dataset update using DDL statements. That is datasets generated from Firebird virtual tables and presented to the user using TIBQuery. Together they enable <text:span text:style-name="T13">Firebird 3 style User Management through virtual tables and supporting DDL statements in a straightforward manner.</text:span></text:p>
      <text:p text:style-name="P58">The <text:span text:style-name="T9">IBX for Lazarus</text:span> source code provides examples for both legacy and Firebird 3 User Management. This guide supports these examples and attempts to:</text:p>
      <text:list xml:id="list8236975645216952587" text:style-name="L2">
        <text:list-item>
          <text:p text:style-name="P59"><text:soft-page-break/>explain the Firebird Security Model</text:p>
        </text:list-item>
        <text:list-item>
          <text:p text:style-name="P59">How IBX is used to support legacy User Management through the Services API.</text:p>
        </text:list-item>
        <text:list-item>
          <text:p text:style-name="P59">How IBX is used to support Firebird 3 User Management and the assignment of extended Access Rights</text:p>
        </text:list-item>
      </text:list>
      <text:h text:style-name="P71" text:outline-level="2">References</text:h>
      <text:list xml:id="list6400410354960649960" text:style-name="L3">
        <text:list-item>
          <text:p text:style-name="P34">IBX for Lazarus User Guide -MWA Software – Issue 1.4<text:line-break/>https://mwasoftware.co.uk/downloads/send/5-ibx-current/147-ibx4lazarusguide</text:p>
        </text:list-item>
        <text:list-item>
          <text:p text:style-name="P34"><text:bookmark-start text:name="__RefNumPara__12424_1530721698"/>Firebird 3.0.2 Release Notes<text:line-break/> <text:a xlink:type="simple" xlink:href="https://www.firebirdsql.org/file/documentation/release_notes/html/en/3_0/rlsnotes30.html" text:style-name="Internet_20_link" text:visited-style-name="Visited_20_Internet_20_Link">https://www.firebirdsql.org/file/documentation/release_notes/html/en/3_0/rlsnotes30.html</text:a><text:bookmark-end text:name="__RefNumPara__12424_1530721698"/></text:p>
        </text:list-item>
        <text:list-item>
          <text:p text:style-name="P42"><text:bookmark-start text:name="__RefNumPara__12158_1530721698"/>Firebird 2.0.7 Releas3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42">Firebird 2.1.7 Releast Notes<text:line-break/><text:a xlink:type="simple" xlink:href="https://www.firebirdsql.org/file/documentation/release_notes/html/rlsnotes217.html" text:style-name="Internet_20_link" text:visited-style-name="Visited_20_Internet_20_Link">https://www.firebirdsql.org/file/documentation/release_notes/html/rlsnotes217.html</text:a></text:p>
        </text:list-item>
        <text:list-item>
          <text:p text:style-name="P42">Firebird 2.5.8 Release Notes<text:line-break/><text:a xlink:type="simple" xlink:href="https://www.firebirdsql.org/file/documentation/release_notes/html/en/2_5/rlsnotes25.html" text:style-name="Internet_20_link" text:visited-style-name="Visited_20_Internet_20_Link">https://www.firebirdsql.org/file/documentation/release_notes/html/en/2_5/rlsnotes25.html</text:a></text:p>
        </text:list-item>
        <text:list-item>
          <text:p text:style-name="P49"><text:bookmark-start text:name="__RefNumPara__13452_1530721698"/><text:span text:style-name="T37">Firebird 2.5 </text:span>Language Reference Update<text:line-break/><text:a xlink:type="simple" xlink:href="https://www.firebirdsql.org/refdocs/langrefupd25.html" text:style-name="Internet_20_link" text:visited-style-name="Visited_20_Internet_20_Link"><text:span text:style-name="T37">https://www.firebirdsql.org/refdocs/langrefupd25.html</text:span></text:a><text:bookmark-end text:name="__RefNumPara__13452_1530721698"/></text:p>
        </text:list-item>
      </text:list>
      <text:h text:style-name="Heading_20_1" text:outline-level="1"><text:line-break/><text:span text:style-name="T14">The Firebird Security Model</text:span></text:h>
      <text:p text:style-name="P33">Before discussing how IBX for Lazarus can be used to <text:span text:style-name="T15">manage Firebird users, it is useful to have an appreciation of the Firebird Security Model. The aim of this section is to present an understanding of the Firebird Security Model and with reference to how IBX can be used to manage Firebird security.</text:span></text:p>
      <text:h text:style-name="P72" text:outline-level="2">Overview</text:h>
      <text:p text:style-name="P35">Firebird implements a form of Discretionary Access Control (DAC) and, as noted on Wikipedia, this has been “defined by the Trusted Computer System Evaluation Criteria (source: US DoD) as a means of restricting access to objects based on the identity of subjects and/or groups to which they belong. The controls are discretionary in the sense that a subject with a certain access permission is capable of passing that permission (perhaps indirectly) on to any other subject”.</text:p>
      <text:p text:style-name="P35">In Firebird:</text:p>
      <text:list xml:id="list1909724775237355050" text:style-name="L4">
        <text:list-item>
          <text:p text:style-name="P36">The objects of the DAC are items such as a Database Table and its data, and Stored Procedures.</text:p>
        </text:list-item>
        <text:list-item>
          <text:p text:style-name="P36">The subjects of the DAC include Firebird “users” as well as “objects” taking on the role of a subject (e.g. Stored Procedures <text:span text:style-name="T29">and Triggers</text:span>).</text:p>
        </text:list-item>
        <text:list-item>
          <text:p text:style-name="P36">The groups correspond to SQL Roles. <text:span text:style-name="T29">There is also special group called 'PUBLIC' that all users implicitly belong to.</text:span></text:p>
        </text:list-item>
        <text:list-item>
          <text:p text:style-name="P36">The access rights themselves include the rights to access and change database data and/or metadata.</text:p>
        </text:list-item>
        <text:list-item>
          <text:p text:style-name="P39">All Firebird objects have an “owner” - a Firebird user – and which is able to grant subject access rights on the object. <text:span text:style-name="T29">However, the permission to grant rights can also be passed on to other users.</text:span></text:p>
        </text:list-item>
      </text:list>
      <text:p text:style-name="P37"><text:soft-page-break/>Each Firebird user is identified through a unique login “UserName” and authenticated through a simple password based authentication mechanism when the user connects to a database. This is often known as “weak authentication” as the password is no more than a plain text shared secret (originally limited to 8 characters) vulnerable to brute force attacks. Firebird does not currently support any form of strong authentication (e.g. based on some sort of cryptographic exchange) or a two factor authentication method. Although the “plugin” architecture of Firebird 3 does make it possible to extend the database engine to better authentication schemes even when they are not part of the standard product.</text:p>
      <text:p text:style-name="P38">Firebird also includes to notion of a “SuperUser”. That is a user that has full access access to all objects. Firebird calls this user “SYSDBA”.</text:p>
      <text:p text:style-name="P38">Access Rights on objects are granted to subjects/groups using DDL Grant and Revoke statements <text:span text:style-name="T29">on a per database basis</text:span>. For example:</text:p>
      <text:p text:style-name="P89">Grant Select on MyTable to Alice;</text:p>
      <text:p text:style-name="P60">This grants the “Select” access right to a user called “Alice” to a table called “MyTable”. The select access right allows Alice read access to the data stored in MyTable.</text:p>
      <text:p text:style-name="P85">Note: DDL statements cannot have placeholder parameters and while they can be executed by TIBSQL, the SQL statement has to be formatted and assigned to the component each time it is used.</text:p>
      <text:p text:style-name="P60">Prior to Firebird 3, access rights <text:span text:style-name="T16">to metadata were implicit and permissive. Any Firebird user could create an object and become the object's owner. In Firebird 3, DAC has been extended to the metadata, with create/alter/drop access rights being available on metadata objects. There is also an explicit “create database” permission that a user must be given in order to be allowed to create a new database.</text:span></text:p>
      <text:p text:style-name="P61">Firebird 2.5 ha<text:span text:style-name="T29">d also</text:span> previously introduced a built-in role “RDB$ADMIN” on a per database level. A user granted this role has SuperUser rights to all objects in that database. Firebird 3 extends this to allow a user to be granted admin rights to all databases i.e. <text:span text:style-name="T29">to become </text:span>a true SuperUser.</text:p>
      <text:h text:style-name="P73" text:outline-level="2">The Firebird Security Database</text:h>
      <text:p text:style-name="P40">Prior to Firebird 3, each Firebird Server maintain<text:span text:style-name="T29">ed</text:span> its own security database. This is a normal Firebird Database but one that is used to keep track of Firebird users and their login credentials. <text:span text:style-name="T29">It typically contained a single table called USERS. The Firebird Server reads the security database whenever it needs to authenticate a user login. Maintaining the integrity and security of the data held in the security database is thus critical to managing a secure Firebird Server.</text:span></text:p>
      <text:p text:style-name="P40">Prior to Firebird 2.0, the security database was directly maintained by the <text:span text:style-name="T9">gsec</text:span><text:span text:style-name="T17"> utility </text:span><text:span text:style-name="T24">[</text:span><text:span text:style-name="T24"><text:bookmark-ref text:reference-format="number" text:ref-name="__RefNumPara__12158_1530721698">3</text:bookmark-ref></text:span><text:span text:style-name="T24">]</text:span><text:span text:style-name="T17">. It was thus potentially available for read access by various users and hence exposed user credentials which, in turn, became vulnerable to a brute force attack on the password hashes stored in the database. Firebird 2.0 changed </text:span><text:span text:style-name="T9">gsec </text:span><text:span text:style-name="T17">to use the Firebird Services API and hence permitted the security database to be hidden from user view, </text:span><text:span text:style-name="T18">accessible only to the Firebird Server</text:span><text:span text:style-name="T17">.</text:span></text:p>
      <text:p text:style-name="P41"><text:span text:style-name="T17">In Firebird 3, alternative security databases can be defined on a per database level. That is the original Firebird Security Database is the default security database unless an alternative is defined for a given database. Furthermore, the Firebird 3 plugin architecture permits an alternative authentication algorithm to be used </text:span><text:span text:style-name="T18">with its own security database schema. </text:span></text:p>
      <text:p text:style-name="P41"><text:span text:style-name="T18">Firebird 3 has also restored the ability of users to establish a direct embedded connection to a security database, if only to </text:span><text:span text:style-name="T19">create </text:span><text:span text:style-name="T18">alternative security databases. </text:span><text:span text:style-name="T19">This restored capability needs to </text:span><text:soft-page-break/><text:span text:style-name="T19">be managed with care. However, once a security database has been created, it can be hidden from view and only needs to be accessible to the Firebird Server.</text:span></text:p>
      <text:h text:style-name="P67" text:outline-level="3">Creating a Firebird Database</text:h>
      <text:p text:style-name="P43">Prior to Firebird 3, there was only a single Firebird Security Database and this was normally provided as part of the initial set of files. The location differed between platforms and OS distributions but the installed file was the same and included a single initial (super) user “SYSDBA” and a default password “masterkey”. It was up to the Database Administrator <text:span text:style-name="T30">(DBA)</text:span> to change the SYSDBA password to something less well known and the create other users.</text:p>
      <text:h text:style-name="P76" text:outline-level="4">The Firebird 3 Default Security Database</text:h>
      <text:p text:style-name="P44">With Firebird 3, different installers may take different strategies. Some may continue to provide a prepared version of the <text:span text:style-name="T34">default </text:span>security database with the SYSDBA user and a default password. However, some may do no more than install and empty security database and leave it to the DBA to create the SYSDBA user with an appropriate password. In many ways, this is better than installing the security database with a very well known password, and the “CREATE USER” DDL statement <text:span text:style-name="T34">(introduced in Firebird 3) </text:span>makes it straightforward for the DBA to create the SYSDBA user. The process is described in the Firebird 3 release notes <text:span text:style-name="T28">[</text:span><text:span text:style-name="T28"><text:bookmark-ref text:reference-format="number" text:ref-name="__RefNumPara__12424_1530721698">2</text:bookmark-ref></text:span><text:span text:style-name="T28">]</text:span><text:span text:style-name="T31">:</text:span></text:p>
      <text:p text:style-name="Quoted"><text:span text:style-name="T31">Initialization is performed in embedded mode using the </text:span><text:span text:style-name="Emphasis"><text:span text:style-name="T31">isql</text:span></text:span><text:span text:style-name="T31">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31">isql</text:span></text:span><text:span text:style-name="T31">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3702155363920763873" text:style-name="L5">
        <text:list-item>
          <text:p text:style-name="P96"><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96">In a suitable shell, start an <text:span text:style-name="Emphasis">isql</text:span> interactive session, opening the employee database via its alias: </text:p>
          <text:p text:style-name="P97"><text:s text:c="2"/>&gt; isql -user sysdba employee</text:p>
        </text:list-item>
        <text:list-item>
          <text:p text:style-name="P96">Create the SYSDBA user:</text:p>
          <text:p text:style-name="P97"><text:s text:c="2"/>SQL&gt; create user SYSDBA password 'SomethingCryptic';</text:p>
          <text:p text:style-name="P97"><text:s text:c="2"/>SQL&gt; commit;</text:p>
          <text:p text:style-name="P97"><text:s text:c="2"/>SQL&gt; quit;</text:p>
        </text:list-item>
        <text:list-item>
          <text:p text:style-name="P96">To complete the initialization, start the Firebird server again. Now you will be able to perform a network login to databases, including the security database, using the password you assigned to SYSDBA. </text:p>
        </text:list-item>
      </text:list>
      <text:p text:style-name="Text_20_body"><text:span text:style-name="T32">If the SYSDBA already exists then “ALTER USER SYSDBA...” can be used instead to change the SYSDBA password. From Firebird 3.0.1 onwards </text:span><text:span text:style-name="T31">the statement </text:span><text:span text:style-name="Source_20_Text"><text:span text:style-name="T31">CREATE OR ALTER USER SYSDBA PASSWORD &lt;password&gt;</text:span></text:span><text:span text:style-name="T31"> can be used to initialize an empty security database.</text:span></text:p>
      <text:p text:style-name="P62"><text:span text:style-name="T31">After it has been created, File System permissions are used to protect the security database from unwanted attention. </text:span></text:p>
      <text:p text:style-name="P62"><text:soft-page-break/><text:span text:style-name="T31">On a POSIX system, the Firebird Server usually operates under the user “firebird” and the security database is read/write to the “firebird” user only with no other users permitted to </text:span><text:span text:style-name="T33">read it. In the above, </text:span><text:span text:style-name="T11">isql </text:span><text:span text:style-name="T27">needs to be run as user </text:span><text:span text:style-name="T11">root</text:span><text:span text:style-name="T27"> in order to access the security database. After initialising the SYSDBA user, check that security database is owned by user “firebird” and no other user can read it. A typical installation will show the user and group as “firebird” (both read/write) with no “world access”. The directory path should also no be writeable by any user other than root or firebird, otherwise a malicious user could replace the security database with a compromised version.</text:span></text:p>
      <text:p text:style-name="P63"><text:span text:style-name="T27">O</text:span><text:span text:style-name="T26">n Windows, similar remarks apply with the Firebird security database only readable by the Firebird Server or a System Administrator.</text:span></text:p>
      <text:h text:style-name="P76" text:outline-level="4">Firebird 3 Alternative Security Databases</text:h>
      <text:p text:style-name="P45">Firebird 3 can also assign an alternative security database on a per database basis. There can be as many alternative security databases as needed and they may be shared between databases. Each security database lists a set of users and their passwords and each may have a different SuperUser password. However, it is also possible to map users from one security database into another. It is even possible to include the security database tables within a user database.</text:p>
      <text:p text:style-name="P45">Alternative security databases are defined in the server's <text:span text:style-name="T9">database.conf</text:span><text:span text:style-name="T17"> configuration file. This replaced the </text:span><text:span text:style-name="T9">aliases.conf </text:span><text:span text:style-name="T17">file used prior to Firebird 3 and shares a similar syntax. In order to use an alternative security database, you must </text:span><text:span text:style-name="T20">set up an alias for the database in the configuration file and then associated the alternative security database with the database alias. For example:</text:span></text:p>
      <text:p text:style-name="P90">employee = $(dir_sampleDb)/employee.fdb</text:p>
      <text:p text:style-name="P90">{</text:p>
      <text:p text:style-name="P90"><text:tab/>SecurityDatabase = /var/lib/firebird/3.0/system/private.security.fdb</text:p>
      <text:p text:style-name="P90">}</text:p>
      <text:p text:style-name="P64">assigns an alternative security database to the example employee database. The example is for a Debian derived system and locates the private security database in the same directory as the default security database.</text:p>
      <text:p text:style-name="P86">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36">and contains a SYSDBA user</text:span>. <text:span text:style-name="T36">However, if this is the only database served by the security database then it is not possible to create the SYSDBA user unless the database exists and can be connected to by isql in embedded mode.</text:span></text:p>
      <text:p text:style-name="P65">An alternative security database is created using isql in embedded mode e.g.:</text:p>
      <text:p text:style-name="P91">isql -user SYSDBA</text:p>
      <text:p text:style-name="P91">SQL&gt;create database '<text:span text:style-name="T35">/var/lib/firebird/3.0/system/private.security.fdb</text:span>';</text:p>
      <text:p text:style-name="P87">Note: the location in which the database is created should be protected an not writeable by another other than a System Administrator or the Firebird Server. isql will need to be run by a System Administrator (e.g. root on a Posix system) <text:span text:style-name="T39">and it may be necessary, after it has been created, to change its ownership and file system access permissions so that it is exclusively available to the Firebird Server.</text:span></text:p>
      <text:p text:style-name="P66">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text:p>
      <text:p text:style-name="P94"><text:soft-page-break/>SQL&gt;connect employee;</text:p>
      <text:p text:style-name="P95">SQL&gt;create user SYSDBA password 'some-obscure-password';</text:p>
      <text:p text:style-name="P93">SQL&gt;commit;</text:p>
      <text:p text:style-name="P92">SQL&gt;quit;</text:p>
      <text:p text:style-name="P87">Note: in order to create the SYSDBA, you have to connect to the database in embedded mode. Once the SYSDBA user has been created (it is automatically the superuser), you can now connect remotely as SYSDBA and create the other users.</text:p>
      <text:h text:style-name="P77" text:outline-level="4">Alternative Security Databases and the Services API</text:h>
      <text:p text:style-name="P50">In Firebird 3 the Services API can only be used to manage users in the default security database. However, it is still necessary for there to be access from the Services API to databases that use an alternative security database. For example, when using the Services API for backup/restore.</text:p>
      <text:p text:style-name="P51">In order to direct the Services API login to the appropriate security database, the Services Parameter Block (SPB) has a new item code: isc_spb_expected_db. The value of this item is the name of a database which uses the alternative security database. The login will then be authenticated using the security database associated with the “expected db”.</text:p>
      <text:p text:style-name="P88">Note: From IBX 2.2 onwards, the Services API components support a new login parameter (expected_db) which corresponds to the SPB <text:s/>isc_spb_expected_db item code.</text:p>
      <text:h text:style-name="P74" text:outline-level="2">User Management</text:h>
      <text:h text:style-name="P68" text:outline-level="3">Firebird 2.<text:span text:style-name="T37">1</text:span> and Earlier</text:h>
      <text:p text:style-name="P46">Prior to Firebird <text:span text:style-name="T37">2.5</text:span>, only the <text:span text:style-name="T9">gsec</text:span><text:span text:style-name="T17"> utility and the Services API could be used to </text:span><text:span text:style-name="T21">manage users. Either could be used to:</text:span></text:p>
      <text:list xml:id="list6730368026730901321" text:style-name="L6">
        <text:list-item>
          <text:p text:style-name="P47"><text:span text:style-name="T17">List all users and their attributes</text:span></text:p>
        </text:list-item>
        <text:list-item>
          <text:p text:style-name="P47"><text:span text:style-name="T17">Create a new user</text:span></text:p>
        </text:list-item>
        <text:list-item>
          <text:p text:style-name="P47"><text:span text:style-name="T17">Modify an existing user's password or attributes</text:span></text:p>
        </text:list-item>
        <text:list-item>
          <text:p text:style-name="P47"><text:span text:style-name="T17">Delete an existing user.</text:span></text:p>
        </text:list-item>
      </text:list>
      <text:p text:style-name="P48"><text:span text:style-name="T17">In this case, user attributes are limited: </text:span><text:span text:style-name="T23">UID, GID, </text:span><text:span text:style-name="T17">First Name, Middle Name and Last Name and are for information only. Each user is identified by a unique “User Name” and which is the key to the user's entry in the security database. A User Name once created cannot be modified.</text:span></text:p>
      <text:h text:style-name="P69" text:outline-level="3">Firebird 2.5</text:h>
      <text:p text:style-name="P48">In addition to use of <text:span text:style-name="T9">gsec</text:span><text:span text:style-name="T17"> and the Services API for User Management, Firebird 2.5 also introduced the CREATE/ALTER/DROP USER DDL statements </text:span><text:span text:style-name="T25">[</text:span><text:span text:style-name="T25"><text:bookmark-ref text:reference-format="number" text:ref-name="__RefNumPara__13452_1530721698">6</text:bookmark-ref></text:span><text:span text:style-name="T25">]</text:span><text:span text:style-name="T17">. These enable User Management from a Database Connection. </text:span><text:span text:style-name="T22">The user must be logged in as SYSDBA or with the role RDB$ADMIN (see ). However, even a normal user can use ALTER USER to change their own password.</text:span></text:p>
      <text:h text:style-name="Heading_20_4" text:outline-level="4">CREATE USER</text:h>
      <text:p text:style-name="Text_20_body">Description: Creates a Firebird user account. </text:p>
      <text:p text:style-name="Text_20_body">Syntax: </text:p>
      <text:p text:style-name="SQLStatement"><text:soft-page-break/>CREATE USER <text:span text:style-name="Emphasis"><text:span text:style-name="Source_20_Text">username</text:span></text:span> PASSWORD '<text:span text:style-name="Emphasis"><text:span text:style-name="Source_20_Text">password</text:span></text:span>'</text:p>
      <text:p text:style-name="SQLStatement"><text:s text:c="3"/>[FIRSTNAME '<text:span text:style-name="Emphasis"><text:span text:style-name="Source_20_Text">firstname</text:span></text:span>']</text:p>
      <text:p text:style-name="SQLStatement"><text:s text:c="3"/>[MIDDLENAME '<text:span text:style-name="Emphasis"><text:span text:style-name="Source_20_Text">middlename</text:span></text:span>']</text:p>
      <text:p text:style-name="SQLStatement"><text:s text:c="3"/>[LASTNAME '<text:span text:style-name="Emphasis"><text:span text:style-name="Source_20_Text">lastname</text:span></text:span>']</text:p>
      <text:p text:style-name="SQLStatement"><text:s text:c="3"/>[GRANT ADMIN ROLE]</text:p>
      <text:p text:style-name="Text_20_body">GRANT ADMIN ROLE gives the new user the RDB$ADMIN role <text:span text:style-name="T38">(see ) </text:span>in the security database. This allows <text:span text:style-name="T38">them</text:span> to manage user accounts, but doesn't give <text:span text:style-name="T38">them</text:span> any special privileges in regular databases. </text:p>
      <text:h text:style-name="Heading_20_4" text:outline-level="4">ALTER USER</text:h>
      <text:p text:style-name="Text_20_body">Description: Alters details of a Firebird user account. This is the only account management statement that can also be used by non-privileged users, in order to change their own account details. </text:p>
      <text:p text:style-name="Text_20_body">Syntax: </text:p>
      <text:p text:style-name="SQLStatement">ALTER USER <text:span text:style-name="Emphasis"><text:span text:style-name="Source_20_Text">username</text:span></text:span></text:p>
      <text:p text:style-name="SQLStatement"><text:s text:c="3"/>[PASSWORD '<text:span text:style-name="Emphasis"><text:span text:style-name="Source_20_Text">password</text:span></text:span>']</text:p>
      <text:p text:style-name="SQLStatement"><text:s text:c="3"/>[FIRSTNAME '<text:span text:style-name="Emphasis"><text:span text:style-name="Source_20_Text">firstname</text:span></text:span>']</text:p>
      <text:p text:style-name="SQLStatement"><text:s text:c="3"/>[MIDDLENAME '<text:span text:style-name="Emphasis"><text:span text:style-name="Source_20_Text">middlename</text:span></text:span>']</text:p>
      <text:p text:style-name="SQLStatement"><text:s text:c="3"/>[LASTNAME '<text:span text:style-name="Emphasis"><text:span text:style-name="Source_20_Text">lastname</text:span></text:span>']</text:p>
      <text:p text:style-name="SQLStatement"><text:s text:c="3"/>[{GRANT|REVOKE} ADMIN ROLE]</text:p>
      <text:p text:style-name="SQLStatement"/>
      <text:p text:style-name="SQLStatement">-- At least one of the optional parameters must be present.</text:p>
      <text:p text:style-name="SQLStatement">-- GRANT/REVOKE ADMIN ROLE is reserved to privileged users.</text:p>
      <text:h text:style-name="Heading_20_4" text:outline-level="4">DROP USER</text:h>
      <text:p text:style-name="Text_20_body">Description: Removes a Firebird user account. </text:p>
      <text:p text:style-name="Text_20_body">Syntax: </text:p>
      <text:p text:style-name="SQLStatement">DROP USER <text:span text:style-name="Emphasis"><text:span text:style-name="Source_20_Text">username</text:span></text:span></text:p>
      <text:h text:style-name="P70" text:outline-level="3">Firebird 3</text:h>
      <text:p text:style-name="P50">The weakness in Firebird 2.5, from the point of view of User Management from a database connection is that there was no way to list the existing users. The Services API <text:span text:style-name="T40">has to be used for this purpose. With the introduction of alternative security databases and the restriction of the Services API to the default security database, a new mechanism was needed <text:s/>to list the users.</text:span></text:p>
      <text:p text:style-name="P51">The SEC$USERS virtual table was introduced in Firebird 3 and lists the users and their attributes for users in the security database used to login to the database. If the user is logged in as SYSDBA or with the RDB$ADMIN role then all users are listed. Otherwise, the list is restricted to the current user.</text:p>
      <text:h text:style-name="P78" text:outline-level="4"><text:soft-page-break/>User Tags</text:h>
      <text:h text:style-name="P79" text:outline-level="4">Mapping Users between Security Databases</text:h>
      <text:h text:style-name="P70" text:outline-level="3">Windows Integration</text:h>
      <text:h text:style-name="P75" text:outline-level="2">Access Rights</text:h>
      <text:h text:style-name="P75" text:outline-level="2">Roles</text:h>
      <text:h text:style-name="P70" text:outline-level="3">Creating a Role</text:h>
      <text:h text:style-name="P70" text:outline-level="3">Users and Roles</text:h>
      <text:h text:style-name="P70" text:outline-level="3">The RDB$ADMIN role</text:h>
      <text:h text:style-name="P75" text:outline-level="2">Access Rights and Database Schemas</text:h>
      <text:h text:style-name="P75" text:outline-level="2">Embedded Databases</text:h>
      <text:h text:style-name="Heading_20_1" text:outline-level="1"><text:line-break/><text:span text:style-name="T38">Legacy User Management and IBX</text:span></text:h>
      <text:p text:style-name="Standard"/>
      <text:h text:style-name="Heading_20_1" text:outline-level="1"><text:line-break/><text:span text:style-name="T38">Firebird 3 User Management and IBX</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30 January 2018</text:modification-date></text:p>
              <text:p text:style-name="MP5"/>
            </table:table-cell>
            <table:table-cell table:style-name="Table3.A1" office:value-type="string">
              <text:p text:style-name="MP6"><text:title>IBX for Lazarus and Firebird Security</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Firebird 3 User Management and IBX</text:chapter></text:span></text:p>
      </style:header>
      <style:footer>
        <text:p text:style-name="MP10"><text:page-number text:select-page="current">13</text:page-number></text:p>
      </style:footer>
    </style:master-page>
    <style:master-page style:name="Left_20_Page" style:display-name="Left Page" style:page-layout-name="Mpm6" style:next-style-name="Right_20_Page">
      <style:header>
        <text:p text:style-name="MP11"><text:title>IBX for Lazarus and Firebird Security</text:title></text:p>
      </style:header>
      <style:footer>
        <text:p text:style-name="MP12"><text:page-number text:select-page="current">8</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and Firebird Security</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and Firebird Security</dc:title>
    <meta:creation-date>2018-01-30T11:06:15.643135019</meta:creation-date>
    <meta:editing-cycles>8</meta:editing-cycles>
    <meta:editing-duration>PT46M10S</meta:editing-duration>
    <meta:initial-creator>Tony Whyman</meta:initial-creator>
    <dc:date>2018-01-30T17:04:29.397733345</dc:date>
    <dc:creator>Tony Whyman</dc:creator>
    <meta:document-statistic meta:table-count="1" meta:image-count="0" meta:object-count="1" meta:page-count="17" meta:paragraph-count="193" meta:word-count="3216" meta:character-count="20227" meta:non-whitespace-character-count="1715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IBX/Security</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